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cument contains content chosen by Attacker!</text:p>
      <text:p text:style-name="Standard"/>
      <text:p text:style-name="Standard">Document was signed by Attacker using a self-signed certificate / private key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6T13:00:16.25</meta:creation-date>
    <meta:document-statistic meta:table-count="0" meta:image-count="0" meta:object-count="0" meta:page-count="1" meta:paragraph-count="2" meta:word-count="18" meta:character-count="123"/>
    <dc:date>2021-01-26T13:00:47.91</dc:date>
    <meta:editing-duration>PT33S</meta:editing-duration>
    <meta:editing-cycles>1</meta:editing-cycles>
    <meta:generator>OpenOffice/4.1.8$Win32 OpenOffice.org_project/418m3$Build-9803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150082008d001500eb0082004c00800088006a00160009006f002400100046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tsNAgOK0J+PwmQGWIM6uw7v9/ec=</DigestValue>
      </Reference>
      <Reference URI="Thumbnails/thumbnail.png">
        <DigestMethod Algorithm="http://www.w3.org/2000/09/xmldsig#sha1"/>
        <DigestValue>fL3Ww2S147F3f52swBrwzxwQPI0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siOgXcp19fldCssiDpWpBqAJv7s=</DigestValue>
      </Reference>
      <Reference URI="mimetype">
        <DigestMethod Algorithm="http://www.w3.org/2000/09/xmldsig#sha1"/>
        <DigestValue>kBA8vElORIEynUWPvr1bzZKG3hw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06GuOSpT5joD72muOLhZlOr96vU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zUM8VaqX9vqWAor/LMeFseydB0o=</DigestValue>
      </Reference>
      <Reference URI="manifest.rdf">
        <DigestMethod Algorithm="http://www.w3.org/2000/09/xmldsig#sha1"/>
        <DigestValue>7NDWheT3P1M2fRjj+qtn5caji6g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ddh67dmm2iICKgbhcDuxeCmqIXY=</DigestValue>
      </Reference>
      <Reference URI="#ID_006e0004002e00ef00750096004400c6008e004900ad00c70085000900ef00ac">
        <DigestMethod Algorithm="http://www.w3.org/2000/09/xmldsig#sha1"/>
        <DigestValue>SpFrYvzntXJarAp8reXtzrFO55w=</DigestValue>
      </Reference>
    </SignedInfo>
    <SignatureValue>TBlYV4wYrB8z4HY5oWPR2HFNOQrdTMNQHJ3W4RycUC/1a3vubjRyRDJhmO6TpfC+
gQJpCdLImRi2H8lcPS/I+84sJxFfElmZS0nBBdQFTuqTX2augjQh/q/BFcxNOSAH
KRl46hZUMZ/iHTHuxJ4XBI8rPbYGw4F1yFZwQp0w3C/3JIzQgugSk/KqoQhutgkg
8zQtWwdB7UajLGiwowbz9DLU9RNg2EuQNLIlQpQnukByDlSmzVRrh/9jdmcD8+rj
pFbu9N/vZgGxgGt8ppBB8IV/asGeCLIPu2DtLF5z0MNfaDNyxzu4dm8098WCnB6O
xZIvD3kJz7AhdQQerG3ZPA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6e0004002e00ef00750096004400c6008e004900ad00c70085000900ef00ac" Target="#ID_00150082008d001500eb0082004c00800088006a00160009006f002400100046">
          <dc:date xmlns:dc="http://purl.org/dc/elements/1.1/">2021-01-26T13:00:52,96</dc:date>
        </SignatureProperty>
      </SignatureProperties>
    </Object>
  </Signature>
</document-signatures>
</file>